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8792" calcext:value-type="float">
            <text:p>29.9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1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6248" calcext:value-type="float">
            <text:p>29.4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1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1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1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1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504" calcext:value-type="float">
            <text:p>28.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1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8968" calcext:value-type="float">
            <text:p>28.3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1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91408" calcext:value-type="float">
            <text:p>28.7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0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5752" calcext:value-type="float">
            <text:p>28.49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0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1344" calcext:value-type="float">
            <text:p>29.0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06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5248" calcext:value-type="float">
            <text:p>29.0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5944" calcext:value-type="float">
            <text:p>27.7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075098370401</text:p>
          </table:table-cell>
          <table:table-cell office:value-type="string" calcext:value-type="string">
            <text:p>4N 12W 1A:136606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